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marker-end="Arrow" draw:marker-end-width="0.2cm" draw:fill="solid" draw:fill-color="#804c19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999999" draw:textarea-horizontal-align="center" draw:textarea-vertical-align="middle"/>
    </style:style>
    <style:style style:name="gr8" style:family="graphic" style:parent-style-name="standard">
      <style:graphic-properties draw:fill="solid" draw:fill-color="#33a3a3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6e6e6" fo:min-height="0.32cm"/>
    </style:style>
    <style:style style:name="gr10" style:family="graphic" style:parent-style-name="standard">
      <style:graphic-properties draw:stroke="none" draw:fill="none" draw:fill-color="#e6e6e6" fo:min-height="0.23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3" style:family="paragraph">
      <style:text-properties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family="'Liberation Mono'" style:font-family-generic="modern" style:font-pitch="fixed" fo:font-size="9pt" style:font-size-asian="9pt" style:font-size-complex="9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9pt" style:font-size-asian="9pt" style:font-size-complex="9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family="'Liberation Serif'" style:font-family-generic="roman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Liberation Mono'" style:font-family-generic="modern" style:font-pitch="fixed"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family="'Liberation Serif'" style:font-family-generic="roman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cm" svg:height="3.1cm" svg:x="7.48cm" svg:y="2.4cm">
          <text:p/>
          <draw:enhanced-geometry svg:viewBox="0 0 21600 21600" draw:path-stretchpoint-x="10800" draw:path-stretchpoint-y="10800" draw:text-areas="?f3 ?f4 ?f5 ?f6" draw:type="round-rectangle" draw:modifiers="1597.86737754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7cm" svg:y1="2.5cm" svg:x2="3.7cm" svg:y2="7cm">
          <text:p/>
        </draw:line>
        <draw:rect draw:style-name="gr3" draw:text-style-name="P1" draw:layer="layout" svg:width="20cm" svg:height="5.7cm" svg:x="1.5cm" svg:y="1.1cm">
          <text:p/>
        </draw:rect>
        <draw:frame draw:style-name="gr4" draw:text-style-name="P3" draw:layer="layout" svg:width="0.3cm" svg:height="0.683cm" svg:x="2.5cm" svg:y="1.796cm">
          <draw:text-box>
            <text:p text:style-name="P2"><text:span text:style-name="T1">0</text:span></text:p>
          </draw:text-box>
        </draw:frame>
        <draw:line draw:style-name="gr2" draw:text-style-name="P1" draw:layer="layout" svg:x1="2.6cm" svg:y1="2.5cm" svg:x2="2.6cm" svg:y2="7cm">
          <text:p/>
        </draw:line>
        <draw:rect draw:style-name="gr5" draw:text-style-name="P5" draw:layer="layout" svg:width="0.8cm" svg:height="0.3cm" svg:x="2.4cm" svg:y="3.3cm">
          <text:p text:style-name="P4"><text:span text:style-name="T2">S-&gt;</text:span></text:p>
        </draw:rect>
        <draw:rect draw:style-name="gr5" draw:text-style-name="P5" draw:layer="layout" svg:width="0.8cm" svg:height="0.3cm" svg:x="2.1cm" svg:y="3.9cm">
          <text:p text:style-name="P4"><text:span text:style-name="T2">]R</text:span></text:p>
        </draw:rect>
        <draw:rect draw:style-name="gr5" draw:text-style-name="P5" draw:layer="layout" svg:width="0.8cm" svg:height="0.3cm" svg:x="2.3cm" svg:y="5.1cm">
          <text:p text:style-name="P4"><text:span text:style-name="T2">R[</text:span></text:p>
        </draw:rect>
        <draw:rect draw:style-name="gr5" draw:text-style-name="P5" draw:layer="layout" svg:width="0.8cm" svg:height="0.3cm" svg:x="2cm" svg:y="4.5cm">
          <text:p text:style-name="P4"><text:span text:style-name="T2">&lt;-S</text:span></text:p>
        </draw:rect>
        <draw:frame draw:style-name="gr4" draw:text-style-name="P3" draw:layer="layout" svg:width="0.3cm" svg:height="0.683cm" svg:x="3.6cm" svg:y="1.796cm">
          <draw:text-box>
            <text:p text:style-name="P2"><text:span text:style-name="T1">1</text:span></text:p>
          </draw:text-box>
        </draw:frame>
        <draw:rect draw:style-name="gr5" draw:text-style-name="P5" draw:layer="layout" svg:width="0.8cm" svg:height="0.3cm" svg:x="3.5cm" svg:y="3.9cm">
          <text:p text:style-name="P4"><text:span text:style-name="T2">S-&gt;</text:span></text:p>
        </draw:rect>
        <draw:rect draw:style-name="gr5" draw:text-style-name="P5" draw:layer="layout" svg:width="0.8cm" svg:height="0.3cm" svg:x="3.2cm" svg:y="3.3cm">
          <text:p text:style-name="P4"><text:span text:style-name="T2">]R</text:span></text:p>
        </draw:rect>
        <draw:rect draw:style-name="gr5" draw:text-style-name="P5" draw:layer="layout" svg:width="0.8cm" svg:height="0.3cm" svg:x="3.4cm" svg:y="4.5cm">
          <text:p text:style-name="P4"><text:span text:style-name="T2">R[</text:span></text:p>
        </draw:rect>
        <draw:rect draw:style-name="gr5" draw:text-style-name="P5" draw:layer="layout" svg:width="0.8cm" svg:height="0.3cm" svg:x="3.1cm" svg:y="5.1cm">
          <text:p text:style-name="P4"><text:span text:style-name="T2">&lt;-S</text:span></text:p>
        </draw:rect>
        <draw:rect draw:style-name="gr6" draw:text-style-name="P1" draw:layer="layout" svg:width="0.1cm" svg:height="0.7cm" svg:x="2.6cm" svg:y="2.5cm">
          <text:p/>
        </draw:rect>
        <draw:rect draw:style-name="gr6" draw:text-style-name="P1" draw:layer="layout" svg:width="0.1cm" svg:height="0.7cm" svg:x="3.7cm" svg:y="2.5cm">
          <text:p/>
        </draw:rect>
        <draw:rect draw:style-name="gr6" draw:text-style-name="P1" draw:layer="layout" svg:width="0.1cm" svg:height="1cm" svg:x="2.6cm" svg:y="5.5cm">
          <text:p/>
        </draw:rect>
        <draw:rect draw:style-name="gr6" draw:text-style-name="P1" draw:layer="layout" svg:width="0.1cm" svg:height="1cm" svg:x="3.7cm" svg:y="5.5cm">
          <text:p/>
        </draw:rect>
        <draw:rect draw:style-name="gr7" draw:text-style-name="P1" draw:layer="layout" svg:width="0.2cm" svg:height="0.2cm" svg:x="7.68cm" svg:y="4.4cm">
          <text:p/>
        </draw:rect>
        <draw:rect draw:style-name="gr8" draw:text-style-name="P1" draw:layer="layout" svg:width="0.2cm" svg:height="0.2cm" svg:x="7.68cm" svg:y="4.8cm">
          <text:p/>
        </draw:rect>
        <draw:frame draw:style-name="gr9" draw:layer="layout" svg:width="2.754cm" svg:height="0.57cm" svg:x="7.38cm" svg:y="2.5cm">
          <draw:text-box>
            <text:p><text:span text:style-name="T3">S-&gt; </text:span><text:span text:style-name="T4">: send to right</text:span></text:p>
          </draw:text-box>
        </draw:frame>
        <draw:frame draw:style-name="gr9" draw:layer="layout" svg:width="2.585cm" svg:height="0.57cm" svg:x="7.38cm" svg:y="2.9cm">
          <draw:text-box>
            <text:p><text:span text:style-name="T3">&lt;-S </text:span><text:span text:style-name="T4">: send to left</text:span></text:p>
          </draw:text-box>
        </draw:frame>
        <draw:frame draw:style-name="gr9" draw:layer="layout" svg:width="3.22cm" svg:height="0.57cm" svg:x="7.38cm" svg:y="3.3cm">
          <draw:text-box>
            <text:p><text:span text:style-name="T3">R[ </text:span><text:span text:style-name="T4">: receive from right</text:span></text:p>
          </draw:text-box>
        </draw:frame>
        <draw:frame draw:style-name="gr9" draw:layer="layout" svg:width="3.05cm" svg:height="0.57cm" svg:x="7.38cm" svg:y="3.7cm">
          <draw:text-box>
            <text:p><text:span text:style-name="T3">]R </text:span><text:span text:style-name="T4">: receive from left</text:span></text:p>
          </draw:text-box>
        </draw:frame>
        <draw:frame draw:style-name="gr9" draw:text-style-name="P6" draw:layer="layout" svg:width="1.6cm" svg:height="0.57cm" svg:x="7.78cm" svg:y="4.2cm">
          <draw:text-box>
            <text:p text:style-name="P6"><text:span text:style-name="T4">: waiting</text:span></text:p>
          </draw:text-box>
        </draw:frame>
        <draw:frame draw:style-name="gr9" draw:text-style-name="P6" draw:layer="layout" svg:width="1.8cm" svg:height="0.57cm" svg:x="7.78cm" svg:y="4.6cm">
          <draw:text-box>
            <text:p text:style-name="P6"><text:span text:style-name="T4">: working</text:span></text:p>
          </draw:text-box>
        </draw:frame>
        <draw:line draw:style-name="gr2" draw:text-style-name="P1" draw:layer="layout" svg:x1="5.9cm" svg:y1="2.5cm" svg:x2="5.9cm" svg:y2="7cm">
          <text:p/>
        </draw:line>
        <draw:frame draw:style-name="gr4" draw:text-style-name="P3" draw:layer="layout" svg:width="0.3cm" svg:height="0.683cm" svg:x="4.7cm" svg:y="1.796cm">
          <draw:text-box>
            <text:p text:style-name="P2"><text:span text:style-name="T1">2</text:span></text:p>
          </draw:text-box>
        </draw:frame>
        <draw:line draw:style-name="gr2" draw:text-style-name="P1" draw:layer="layout" svg:x1="4.8cm" svg:y1="2.5cm" svg:x2="4.8cm" svg:y2="7cm">
          <text:p/>
        </draw:line>
        <draw:rect draw:style-name="gr5" draw:text-style-name="P5" draw:layer="layout" svg:width="0.8cm" svg:height="0.3cm" svg:x="4.6cm" svg:y="3.3cm">
          <text:p text:style-name="P4"><text:span text:style-name="T2">S-&gt;</text:span></text:p>
        </draw:rect>
        <draw:rect draw:style-name="gr5" draw:text-style-name="P5" draw:layer="layout" svg:width="0.8cm" svg:height="0.3cm" svg:x="4.3cm" svg:y="3.9cm">
          <text:p text:style-name="P4"><text:span text:style-name="T2">]R</text:span></text:p>
        </draw:rect>
        <draw:rect draw:style-name="gr5" draw:text-style-name="P5" draw:layer="layout" svg:width="0.8cm" svg:height="0.3cm" svg:x="4.5cm" svg:y="5.1cm">
          <text:p text:style-name="P4"><text:span text:style-name="T2">R[</text:span></text:p>
        </draw:rect>
        <draw:rect draw:style-name="gr5" draw:text-style-name="P5" draw:layer="layout" svg:width="0.8cm" svg:height="0.3cm" svg:x="4.2cm" svg:y="4.5cm">
          <text:p text:style-name="P4"><text:span text:style-name="T2">&lt;-S</text:span></text:p>
        </draw:rect>
        <draw:frame draw:style-name="gr4" draw:text-style-name="P3" draw:layer="layout" svg:width="0.3cm" svg:height="0.683cm" svg:x="5.8cm" svg:y="1.796cm">
          <draw:text-box>
            <text:p text:style-name="P2"><text:span text:style-name="T1">3</text:span></text:p>
          </draw:text-box>
        </draw:frame>
        <draw:rect draw:style-name="gr5" draw:text-style-name="P5" draw:layer="layout" svg:width="0.8cm" svg:height="0.3cm" svg:x="5.7cm" svg:y="3.9cm">
          <text:p text:style-name="P4"><text:span text:style-name="T2">S-&gt;</text:span></text:p>
        </draw:rect>
        <draw:rect draw:style-name="gr5" draw:text-style-name="P5" draw:layer="layout" svg:width="0.8cm" svg:height="0.3cm" svg:x="5.4cm" svg:y="3.3cm">
          <text:p text:style-name="P4"><text:span text:style-name="T2">]R</text:span></text:p>
        </draw:rect>
        <draw:rect draw:style-name="gr5" draw:text-style-name="P5" draw:layer="layout" svg:width="0.8cm" svg:height="0.3cm" svg:x="5.6cm" svg:y="4.5cm">
          <text:p text:style-name="P4"><text:span text:style-name="T2">R[</text:span></text:p>
        </draw:rect>
        <draw:rect draw:style-name="gr5" draw:text-style-name="P5" draw:layer="layout" svg:width="0.8cm" svg:height="0.3cm" svg:x="5.3cm" svg:y="5.1cm">
          <text:p text:style-name="P4"><text:span text:style-name="T2">&lt;-S</text:span></text:p>
        </draw:rect>
        <draw:rect draw:style-name="gr6" draw:text-style-name="P1" draw:layer="layout" svg:width="0.1cm" svg:height="0.7cm" svg:x="4.8cm" svg:y="2.5cm">
          <text:p/>
        </draw:rect>
        <draw:rect draw:style-name="gr6" draw:text-style-name="P1" draw:layer="layout" svg:width="0.1cm" svg:height="0.7cm" svg:x="5.9cm" svg:y="2.5cm">
          <text:p/>
        </draw:rect>
        <draw:rect draw:style-name="gr6" draw:text-style-name="P1" draw:layer="layout" svg:width="0.1cm" svg:height="1cm" svg:x="4.8cm" svg:y="5.5cm">
          <text:p/>
        </draw:rect>
        <draw:rect draw:style-name="gr6" draw:text-style-name="P1" draw:layer="layout" svg:width="0.1cm" svg:height="1cm" svg:x="5.9cm" svg:y="5.5cm">
          <text:p/>
        </draw:rect>
        <draw:line draw:style-name="gr2" draw:text-style-name="P1" draw:layer="layout" svg:x1="13cm" svg:y1="2.5cm" svg:x2="13cm" svg:y2="7cm">
          <text:p/>
        </draw:line>
        <draw:frame draw:style-name="gr4" draw:text-style-name="P3" draw:layer="layout" svg:width="0.3cm" svg:height="0.683cm" svg:x="11.8cm" svg:y="1.796cm">
          <draw:text-box>
            <text:p text:style-name="P2"><text:span text:style-name="T1">0</text:span></text:p>
          </draw:text-box>
        </draw:frame>
        <draw:line draw:style-name="gr2" draw:text-style-name="P1" draw:layer="layout" svg:x1="11.9cm" svg:y1="2.5cm" svg:x2="11.9cm" svg:y2="7cm">
          <text:p/>
        </draw:line>
        <draw:rect draw:style-name="gr5" draw:text-style-name="P5" draw:layer="layout" svg:width="0.8cm" svg:height="0.3cm" svg:x="11.7cm" svg:y="3.3cm">
          <text:p text:style-name="P4"><text:span text:style-name="T2">S-&gt;</text:span></text:p>
        </draw:rect>
        <draw:rect draw:style-name="gr5" draw:text-style-name="P5" draw:layer="layout" svg:width="0.8cm" svg:height="0.3cm" svg:x="11.4cm" svg:y="3.9cm">
          <text:p text:style-name="P4"><text:span text:style-name="T2">]R</text:span></text:p>
        </draw:rect>
        <draw:rect draw:style-name="gr5" draw:text-style-name="P5" draw:layer="layout" svg:width="0.8cm" svg:height="0.3cm" svg:x="11.6cm" svg:y="5cm">
          <text:p text:style-name="P4"><text:span text:style-name="T2">R[</text:span></text:p>
        </draw:rect>
        <draw:rect draw:style-name="gr5" draw:text-style-name="P5" draw:layer="layout" svg:width="0.8cm" svg:height="0.3cm" svg:x="11.3cm" svg:y="4.5cm">
          <text:p text:style-name="P4"><text:span text:style-name="T2">&lt;-S</text:span></text:p>
        </draw:rect>
        <draw:frame draw:style-name="gr4" draw:text-style-name="P3" draw:layer="layout" svg:width="0.3cm" svg:height="0.683cm" svg:x="12.9cm" svg:y="1.796cm">
          <draw:text-box>
            <text:p text:style-name="P2"><text:span text:style-name="T1">1</text:span></text:p>
          </draw:text-box>
        </draw:frame>
        <draw:rect draw:style-name="gr5" draw:text-style-name="P5" draw:layer="layout" svg:width="0.8cm" svg:height="0.3cm" svg:x="12.8cm" svg:y="3.9cm">
          <text:p text:style-name="P4"><text:span text:style-name="T2">S-&gt;</text:span></text:p>
        </draw:rect>
        <draw:rect draw:style-name="gr5" draw:text-style-name="P5" draw:layer="layout" svg:width="0.8cm" svg:height="0.3cm" svg:x="12.5cm" svg:y="3.3cm">
          <text:p text:style-name="P4"><text:span text:style-name="T2">]R</text:span></text:p>
        </draw:rect>
        <draw:rect draw:style-name="gr5" draw:text-style-name="P5" draw:layer="layout" svg:width="0.8cm" svg:height="0.3cm" svg:x="12.7cm" svg:y="4.5cm">
          <text:p text:style-name="P4"><text:span text:style-name="T2">R[</text:span></text:p>
        </draw:rect>
        <draw:rect draw:style-name="gr5" draw:text-style-name="P5" draw:layer="layout" svg:width="0.8cm" svg:height="0.3cm" svg:x="12.4cm" svg:y="5cm">
          <text:p text:style-name="P4"><text:span text:style-name="T2">&lt;-S</text:span></text:p>
        </draw:rect>
        <draw:rect draw:style-name="gr6" draw:text-style-name="P1" draw:layer="layout" svg:width="0.1cm" svg:height="0.7cm" svg:x="11.9cm" svg:y="2.5cm">
          <text:p/>
        </draw:rect>
        <draw:rect draw:style-name="gr6" draw:text-style-name="P1" draw:layer="layout" svg:width="0.1cm" svg:height="0.7cm" svg:x="13cm" svg:y="2.5cm">
          <text:p/>
        </draw:rect>
        <draw:rect draw:style-name="gr6" draw:text-style-name="P1" draw:layer="layout" svg:width="0.1cm" svg:height="1cm" svg:x="11.9cm" svg:y="5.4cm">
          <text:p/>
        </draw:rect>
        <draw:rect draw:style-name="gr6" draw:text-style-name="P1" draw:layer="layout" svg:width="0.1cm" svg:height="1cm" svg:x="13cm" svg:y="5.4cm">
          <text:p/>
        </draw:rect>
        <draw:frame draw:style-name="gr4" draw:text-style-name="P3" draw:layer="layout" svg:width="0.3cm" svg:height="0.683cm" svg:x="14cm" svg:y="1.796cm">
          <draw:text-box>
            <text:p text:style-name="P2"><text:span text:style-name="T1">2</text:span></text:p>
          </draw:text-box>
        </draw:frame>
        <draw:line draw:style-name="gr2" draw:text-style-name="P1" draw:layer="layout" svg:x1="14.1cm" svg:y1="2.5cm" svg:x2="14.1cm" svg:y2="7cm">
          <text:p/>
        </draw:line>
        <draw:rect draw:style-name="gr5" draw:text-style-name="P5" draw:layer="layout" svg:width="0.8cm" svg:height="0.3cm" svg:x="13.9cm" svg:y="3.3cm">
          <text:p text:style-name="P4"><text:span text:style-name="T2">S-&gt;</text:span></text:p>
        </draw:rect>
        <draw:rect draw:style-name="gr5" draw:text-style-name="P5" draw:layer="layout" svg:width="0.8cm" svg:height="0.3cm" svg:x="13.6cm" svg:y="3.9cm">
          <text:p text:style-name="P4"><text:span text:style-name="T2">]R</text:span></text:p>
        </draw:rect>
        <draw:rect draw:style-name="gr5" draw:text-style-name="P5" draw:layer="layout" svg:width="0.8cm" svg:height="0.3cm" svg:x="13.8cm" svg:y="5cm">
          <text:p text:style-name="P4"><text:span text:style-name="T2">R[</text:span></text:p>
        </draw:rect>
        <draw:rect draw:style-name="gr5" draw:text-style-name="P5" draw:layer="layout" svg:width="0.8cm" svg:height="0.3cm" svg:x="13.5cm" svg:y="4.5cm">
          <text:p text:style-name="P4"><text:span text:style-name="T2">&lt;-S</text:span></text:p>
        </draw:rect>
        <draw:rect draw:style-name="gr6" draw:text-style-name="P1" draw:layer="layout" svg:width="0.1cm" svg:height="0.7cm" svg:x="14.1cm" svg:y="2.5cm">
          <text:p/>
        </draw:rect>
        <draw:rect draw:style-name="gr6" draw:text-style-name="P1" draw:layer="layout" svg:width="0.1cm" svg:height="1cm" svg:x="14.1cm" svg:y="5.4cm">
          <text:p/>
        </draw:rect>
        <draw:frame draw:style-name="gr10" draw:text-style-name="P7" draw:layer="layout" svg:width="3.197cm" svg:height="0.603cm" svg:x="2.603cm" svg:y="7.216cm">
          <draw:text-box>
            <text:p text:style-name="P7"><text:span text:style-name="T5">4 process elements</text:span></text:p>
          </draw:text-box>
        </draw:frame>
        <draw:frame draw:style-name="gr10" draw:text-style-name="P7" draw:layer="layout" svg:width="3.197cm" svg:height="0.603cm" svg:x="11.404cm" svg:y="7.217cm">
          <draw:text-box>
            <text:p text:style-name="P7"><text:span text:style-name="T5">3 process el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6T20:21:36</dc:date>
    <meta:editing-duration>PT10H47M40S</meta:editing-duration>
    <meta:editing-cycles>8</meta:editing-cycles>
    <meta:generator>OpenOffice.org/3.1$Linux OpenOffice.org_project/310m19$Build-9420</meta:generator>
    <meta:document-statistic meta:object-count="68"/>
  </office:meta>
</office:document-meta>
</file>